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SenderEndpoint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enderEndpoint.setIgnoreMessageProperties( List &lt; String &gt; ignoreMessage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enderEndpoint.handleIgnoreProperties( NormalizedMessage 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ilSenderEndpoint.setCustomProperties( Map &lt; String , String &gt; custom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enderEndpoi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enderEndpoint.setCustomTrustManagers( String customTrustManag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enderEndpoint.processInOut( MessageExchange exchange , NormalizedMessage in , NormalizedMessage o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ailSenderEndpoint.setDebugMode( boolean debug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enderEndpoint.setConnection( String conn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SenderEndpoint.isDebug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enderEndpoint.valid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ilSenderEndpoint.processInOnly( MessageExchange exchange , NormalizedMessage i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ailSenderEndpoint.getCustomTrustManag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enderEndpoint.getCustom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enderEndpoint.setMarshaler( AbstractMail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enderEndpoint.getRece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enderEndpoint.setSender( String s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enderEndpoint.applyCustomProperties( Properties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SenderEndpoint.setReceiver( String recei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enderEndpoint.getIgnoreMessage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enderEndpoint.getS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